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Werte für Weiß</text:p>
          </table:table-cell>
          <table:table-cell table:number-columns-repeated="7"/>
          <table:table-cell table:style-name="ce1" office:value-type="string" calcext:value-type="string">
            <text:p>Crop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1" office:value-type="string" calcext:value-type="string">
            <text:p>GIMP</text:p>
          </table:table-cell>
          <table:table-cell table:style-name="ce1" office:value-type="string" calcext:value-type="string">
            <text:p>open CV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%X</text:p>
          </table:table-cell>
          <table:table-cell office:value-type="string" calcext:value-type="string">
            <text:p>%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office:value-type="string" calcext:value-type="string">
            <text:p>Min H</text:p>
          </table:table-cell>
          <table:table-cell table:style-name="ce2" table:formula="of:=MIN([.A3:.A15])" office:value-type="float" office:value="34" calcext:value-type="float">
            <text:p>34</text:p>
          </table:table-cell>
          <table:table-cell table:style-name="ce2" table:formula="of:=[.F3]/2" office:value-type="float" office:value="17" calcext:value-type="float">
            <text:p>17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282" calcext:value-type="float">
            <text:p>282</text:p>
          </table:table-cell>
          <table:table-cell table:formula="of:=[.I3]/4272" office:value-type="float" office:value="0.26123595505618" calcext:value-type="float">
            <text:p>0.2612359551</text:p>
          </table:table-cell>
          <table:table-cell table:formula="of:=[.J3]/2848" office:value-type="float" office:value="0.0990168539325843" calcext:value-type="float">
            <text:p>0.09901685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office:value-type="string" calcext:value-type="string">
            <text:p>Mean H</text:p>
          </table:table-cell>
          <table:table-cell table:style-name="ce2" table:formula="of:=AVERAGE([.A3:.A15])" office:value-type="float" office:value="43.3" calcext:value-type="float">
            <text:p>43.3</text:p>
          </table:table-cell>
          <table:table-cell table:style-name="ce2" table:formula="of:=[.F4]/2" office:value-type="float" office:value="21.65" calcext:value-type="float">
            <text:p>21.65</text:p>
          </table:table-cell>
          <table:table-cell/>
          <table:table-cell office:value-type="float" office:value="3294" calcext:value-type="float">
            <text:p>3294</text:p>
          </table:table-cell>
          <table:table-cell office:value-type="float" office:value="2589" calcext:value-type="float">
            <text:p>2589</text:p>
          </table:table-cell>
          <table:table-cell table:formula="of:=[.I4]/4272" office:value-type="float" office:value="0.771067415730337" calcext:value-type="float">
            <text:p>0.7710674157</text:p>
          </table:table-cell>
          <table:table-cell table:formula="of:=[.J4]/2848" office:value-type="float" office:value="0.909058988764045" calcext:value-type="float">
            <text:p>0.90905898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office:value-type="string" calcext:value-type="string">
            <text:p>Max H</text:p>
          </table:table-cell>
          <table:table-cell table:style-name="ce2" table:formula="of:=MAX([.A3:.A15])" office:value-type="float" office:value="53" calcext:value-type="float">
            <text:p>53</text:p>
          </table:table-cell>
          <table:table-cell table:style-name="ce2" table:formula="of:=[.F5]/2" office:value-type="float" office:value="26.5" calcext:value-type="float">
            <text:p>26.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office:value-type="string" calcext:value-type="string">
            <text:p>Min S</text:p>
          </table:table-cell>
          <table:table-cell table:style-name="ce3" table:formula="of:=MIN([.B3:.B15])" office:value-type="float" office:value="12" calcext:value-type="float">
            <text:p>12</text:p>
          </table:table-cell>
          <table:table-cell table:style-name="ce3" table:formula="of:=([.F6]/100)*255" office:value-type="float" office:value="30.6" calcext:value-type="float">
            <text:p>30.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3" office:value-type="string" calcext:value-type="string">
            <text:p>Mean S</text:p>
          </table:table-cell>
          <table:table-cell table:style-name="ce3" table:formula="of:=AVERAGE([.B3:.B15])" office:value-type="float" office:value="15.2" calcext:value-type="float">
            <text:p>15.2</text:p>
          </table:table-cell>
          <table:table-cell table:style-name="ce3" table:formula="of:=([.F7]/100)*255" office:value-type="float" office:value="38.76" calcext:value-type="float">
            <text:p>38.7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office:value-type="string" calcext:value-type="string">
            <text:p>Max s</text:p>
          </table:table-cell>
          <table:table-cell table:style-name="ce3" table:formula="of:=MAX([.B3:.B15])" office:value-type="float" office:value="20" calcext:value-type="float">
            <text:p>20</text:p>
          </table:table-cell>
          <table:table-cell table:style-name="ce3" table:formula="of:=([.F8]/100)*255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office:value-type="string" calcext:value-type="string">
            <text:p>Min V</text:p>
          </table:table-cell>
          <table:table-cell table:style-name="ce2" table:formula="of:=MIN([.C3:.C15])" office:value-type="float" office:value="71" calcext:value-type="float">
            <text:p>71</text:p>
          </table:table-cell>
          <table:table-cell table:style-name="ce2" table:formula="of:=([.F9]/100)*255" office:value-type="float" office:value="181.05" calcext:value-type="float">
            <text:p>181.0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office:value-type="string" calcext:value-type="string">
            <text:p>Mean V</text:p>
          </table:table-cell>
          <table:table-cell table:style-name="ce2" table:formula="of:=AVERAGE([.C3:.C15])" office:value-type="float" office:value="79.1" calcext:value-type="float">
            <text:p>79.1</text:p>
          </table:table-cell>
          <table:table-cell table:style-name="ce2" table:formula="of:=([.F10]/100)*255" office:value-type="float" office:value="201.705" calcext:value-type="float">
            <text:p>201.70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office:value-type="string" calcext:value-type="string">
            <text:p>Max v</text:p>
          </table:table-cell>
          <table:table-cell table:style-name="ce2" table:formula="of:=MAX([.C3:.C15])" office:value-type="float" office:value="89" calcext:value-type="float">
            <text:p>89</text:p>
          </table:table-cell>
          <table:table-cell table:style-name="ce2" table:formula="of:=([.F11]/100)*255" office:value-type="float" office:value="226.95" calcext:value-type="float">
            <text:p>226.9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1" office:value-type="string" calcext:value-type="string">
            <text:p>Werte für Bl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1" office:value-type="string" calcext:value-type="string">
            <text:p>GIMP</text:p>
          </table:table-cell>
          <table:table-cell table:style-name="ce1" office:value-type="string" calcext:value-type="string">
            <text:p>open CV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office:value-type="string" calcext:value-type="string">
            <text:p>Min H</text:p>
          </table:table-cell>
          <table:table-cell table:style-name="ce2" table:formula="of:=MIN([.A19:.A32])" office:value-type="float" office:value="215" calcext:value-type="float">
            <text:p>215</text:p>
          </table:table-cell>
          <table:table-cell table:style-name="ce2" table:formula="of:=[.F19]/2" office:value-type="float" office:value="107.5" calcext:value-type="float">
            <text:p>107.5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office:value-type="string" calcext:value-type="string">
            <text:p>Mean H</text:p>
          </table:table-cell>
          <table:table-cell table:style-name="ce2" table:formula="of:=AVERAGE([.A19:.A32])" office:value-type="float" office:value="220.333333333333" calcext:value-type="float">
            <text:p>220.3333333333</text:p>
          </table:table-cell>
          <table:table-cell table:style-name="ce2" table:formula="of:=[.F20]/2" office:value-type="float" office:value="110.166666666667" calcext:value-type="float">
            <text:p>110.1666666667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Max H</text:p>
          </table:table-cell>
          <table:table-cell table:style-name="ce2" table:formula="of:=MAX([.A19:.A32])" office:value-type="float" office:value="226" calcext:value-type="float">
            <text:p>226</text:p>
          </table:table-cell>
          <table:table-cell table:style-name="ce2" table:formula="of:=[.F21]/2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string" calcext:value-type="string">
            <text:p>Min S</text:p>
          </table:table-cell>
          <table:table-cell table:style-name="ce3" table:formula="of:=MIN([.B19:.B32])" office:value-type="float" office:value="45" calcext:value-type="float">
            <text:p>45</text:p>
          </table:table-cell>
          <table:table-cell table:style-name="ce3" table:formula="of:=([.F22]/100)*255" office:value-type="float" office:value="114.75" calcext:value-type="float">
            <text:p>114.7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" office:value-type="string" calcext:value-type="string">
            <text:p>Mean S</text:p>
          </table:table-cell>
          <table:table-cell table:style-name="ce3" table:formula="of:=AVERAGE([.B19:.B32])" office:value-type="float" office:value="49.1666666666667" calcext:value-type="float">
            <text:p>49.1666666667</text:p>
          </table:table-cell>
          <table:table-cell table:style-name="ce3" table:formula="of:=([.F23]/100)*255" office:value-type="float" office:value="125.375" calcext:value-type="float">
            <text:p>125.375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string" calcext:value-type="string">
            <text:p>Max s</text:p>
          </table:table-cell>
          <table:table-cell table:style-name="ce3" table:formula="of:=MAX([.B19:.B32])" office:value-type="float" office:value="59" calcext:value-type="float">
            <text:p>59</text:p>
          </table:table-cell>
          <table:table-cell table:style-name="ce3" table:formula="of:=([.F24]/100)*255" office:value-type="float" office:value="150.45" calcext:value-type="float">
            <text:p>150.45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Min V</text:p>
          </table:table-cell>
          <table:table-cell table:style-name="ce2" table:formula="of:=MIN([.C19:.C32])" office:value-type="float" office:value="52" calcext:value-type="float">
            <text:p>52</text:p>
          </table:table-cell>
          <table:table-cell table:style-name="ce2" table:formula="of:=([.F25]/100)*255" office:value-type="float" office:value="132.6" calcext:value-type="float">
            <text:p>132.6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office:value-type="string" calcext:value-type="string">
            <text:p>Mean V</text:p>
          </table:table-cell>
          <table:table-cell table:style-name="ce2" table:formula="of:=AVERAGE([.C19:.C32])" office:value-type="float" office:value="58.3333333333333" calcext:value-type="float">
            <text:p>58.3333333333</text:p>
          </table:table-cell>
          <table:table-cell table:style-name="ce2" table:formula="of:=([.F26]/100)*255" office:value-type="float" office:value="148.75" calcext:value-type="float">
            <text:p>148.7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Max v</text:p>
          </table:table-cell>
          <table:table-cell table:style-name="ce2" table:formula="of:=MAX([.C19:.C32])" office:value-type="float" office:value="65" calcext:value-type="float">
            <text:p>65</text:p>
          </table:table-cell>
          <table:table-cell table:style-name="ce2" table:formula="of:=([.F27]/100)*255" office:value-type="float" office:value="165.75" calcext:value-type="float">
            <text:p>165.7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Werte für Gel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1" office:value-type="string" calcext:value-type="string">
            <text:p>GIMP</text:p>
          </table:table-cell>
          <table:table-cell table:style-name="ce1" office:value-type="string" calcext:value-type="string">
            <text:p>open CV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Min H</text:p>
          </table:table-cell>
          <table:table-cell table:style-name="ce2" table:formula="of:=MIN([.A36:.A48])" office:value-type="float" office:value="48" calcext:value-type="float">
            <text:p>48</text:p>
          </table:table-cell>
          <table:table-cell table:style-name="ce2" table:formula="of:=[.F36]/2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office:value-type="string" calcext:value-type="string">
            <text:p>Mean H</text:p>
          </table:table-cell>
          <table:table-cell table:style-name="ce2" table:formula="of:=AVERAGE([.A36:.A48])" office:value-type="float" office:value="51.3846153846154" calcext:value-type="float">
            <text:p>51.3846153846</text:p>
          </table:table-cell>
          <table:table-cell table:style-name="ce2" table:formula="of:=[.F37]/2" office:value-type="float" office:value="25.6923076923077" calcext:value-type="float">
            <text:p>25.692307692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office:value-type="string" calcext:value-type="string">
            <text:p>Max H</text:p>
          </table:table-cell>
          <table:table-cell table:style-name="ce2" table:formula="of:=MAX([.A36:.A48])" office:value-type="float" office:value="55" calcext:value-type="float">
            <text:p>55</text:p>
          </table:table-cell>
          <table:table-cell table:style-name="ce2" table:formula="of:=[.F38]/2" office:value-type="float" office:value="27.5" calcext:value-type="float">
            <text:p>27.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3" office:value-type="string" calcext:value-type="string">
            <text:p>Min S</text:p>
          </table:table-cell>
          <table:table-cell table:style-name="ce3" table:formula="of:=MIN([.B36:.B48])" office:value-type="float" office:value="64" calcext:value-type="float">
            <text:p>64</text:p>
          </table:table-cell>
          <table:table-cell table:style-name="ce3" table:formula="of:=([.F39]/100)*255" office:value-type="float" office:value="163.2" calcext:value-type="float">
            <text:p>163.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3" office:value-type="string" calcext:value-type="string">
            <text:p>Mean S</text:p>
          </table:table-cell>
          <table:table-cell table:style-name="ce3" table:formula="of:=AVERAGE([.B36:.B48])" office:value-type="float" office:value="68.3846153846154" calcext:value-type="float">
            <text:p>68.3846153846</text:p>
          </table:table-cell>
          <table:table-cell table:style-name="ce3" table:formula="of:=([.F40]/100)*255" office:value-type="float" office:value="174.380769230769" calcext:value-type="float">
            <text:p>174.380769230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3" office:value-type="string" calcext:value-type="string">
            <text:p>Max s</text:p>
          </table:table-cell>
          <table:table-cell table:style-name="ce3" table:formula="of:=MAX([.B36:.B48])" office:value-type="float" office:value="75" calcext:value-type="float">
            <text:p>75</text:p>
          </table:table-cell>
          <table:table-cell table:style-name="ce3" table:formula="of:=([.F41]/100)*255" office:value-type="float" office:value="191.25" calcext:value-type="float">
            <text:p>191.2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office:value-type="string" calcext:value-type="string">
            <text:p>Min V</text:p>
          </table:table-cell>
          <table:table-cell table:style-name="ce2" table:formula="of:=MIN([.C36:.C48])" office:value-type="float" office:value="78" calcext:value-type="float">
            <text:p>78</text:p>
          </table:table-cell>
          <table:table-cell table:style-name="ce2" table:formula="of:=([.F42]/100)*255" office:value-type="float" office:value="198.9" calcext:value-type="float">
            <text:p>198.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office:value-type="string" calcext:value-type="string">
            <text:p>Mean V</text:p>
          </table:table-cell>
          <table:table-cell table:style-name="ce2" table:formula="of:=AVERAGE([.C36:.C48])" office:value-type="float" office:value="85.3846153846154" calcext:value-type="float">
            <text:p>85.3846153846</text:p>
          </table:table-cell>
          <table:table-cell table:style-name="ce2" table:formula="of:=([.F43]/100)*255" office:value-type="float" office:value="217.730769230769" calcext:value-type="float">
            <text:p>217.730769230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office:value-type="string" calcext:value-type="string">
            <text:p>Max v</text:p>
          </table:table-cell>
          <table:table-cell table:style-name="ce2" table:formula="of:=MAX([.C36:.C48])" office:value-type="float" office:value="90" calcext:value-type="float">
            <text:p>90</text:p>
          </table:table-cell>
          <table:table-cell table:style-name="ce2" table:formula="of:=([.F44]/100)*255" office:value-type="float" office:value="229.5" calcext:value-type="float">
            <text:p>229.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31:29.515523550</meta:creation-date>
    <dc:date>2017-05-23T16:06:59.497410614</dc:date>
    <meta:editing-duration>PT2M16S</meta:editing-duration>
    <meta:editing-cycles>1</meta:editing-cycles>
    <meta:document-statistic meta:table-count="1" meta:cell-count="217" meta:object-count="0"/>
    <meta:generator>LibreOffice/5.1.4.2$Linux_X86_64 LibreOffice_project/10m0$Build-2</meta:generator>
  </office:meta>
</office:document-meta>
</file>